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use-window-font-color="true"/>
    </style:style>
    <style:style style:name="T3" style:parent-style-name="Policepardéfaut" style:family="text">
      <style:text-properties style:font-name="Arial" style:font-name-complex="Arial" style:use-window-font-color="true"/>
    </style:style>
    <style:style style:name="P4" style:parent-style-name="Normal" style:family="paragraph">
      <style:text-properties style:font-name="Arial" style:font-name-complex="Arial"/>
    </style:style>
    <style:style style:name="P5" style:parent-style-name="Titre2" style:family="paragraph">
      <style:text-properties style:font-name="Arial" style:font-name-complex="Arial" style:use-window-font-color="true"/>
    </style:style>
    <style:style style:name="P6" style:parent-style-name="Normal" style:family="paragraph">
      <style:text-properties style:font-name="Arial" style:font-name-complex="Arial"/>
    </style:style>
    <style:style style:name="T7" style:parent-style-name="Policepardéfaut" style:family="text">
      <style:text-properties style:font-name="Arial" style:font-name-complex="Arial"/>
    </style:style>
    <style:style style:name="T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9" style:parent-style-name="Policepardéfaut" style:family="text">
      <style:text-properties style:font-name="Arial" style:font-name-complex="Arial"/>
    </style:style>
    <style:style style:name="T10" style:parent-style-name="Policepardéfaut" style:family="text">
      <style:text-properties style:font-name="Arial" style:font-name-complex="Arial"/>
    </style:style>
    <style:style style:name="T1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3" style:parent-style-name="Policepardéfaut" style:family="text">
      <style:text-properties style:font-name="Arial" style:font-name-complex="Arial"/>
    </style:style>
    <style:style style:name="T14" style:parent-style-name="Policepardéfaut" style:family="text">
      <style:text-properties style:font-name="Arial" style:font-name-complex="Arial"/>
    </style:style>
    <style:style style:name="T1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6" style:parent-style-name="Policepardéfaut" style:family="text">
      <style:text-properties style:font-name="Arial" style:font-name-complex="Arial"/>
    </style:style>
    <style:style style:name="T17" style:parent-style-name="Policepardéfaut" style:family="text">
      <style:text-properties style:font-name="Arial" style:font-name-complex="Arial"/>
    </style:style>
    <style:style style:name="T1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9" style:parent-style-name="Policepardéfaut" style:family="text">
      <style:text-properties style:font-name="Arial" style:font-name-complex="Arial"/>
    </style:style>
    <style:style style:name="P20" style:parent-style-name="Normal" style:family="paragraph">
      <style:text-properties style:font-name="Arial" style:font-name-complex="Arial"/>
    </style:style>
    <style:style style:name="P21" style:parent-style-name="Normal" style:family="paragraph">
      <style:text-properties style:font-name="Arial" style:font-name-complex="Arial"/>
    </style:style>
    <style:style style:name="P22" style:parent-style-name="Titre1" style:family="paragraph">
      <style:paragraph-properties fo:text-align="center"/>
      <style:text-properties style:font-name="Arial" style:font-name-complex="Arial" style:use-window-font-color="true"/>
    </style:style>
    <style:style style:name="P23" style:parent-style-name="Titre2" style:family="paragraph">
      <style:text-properties style:font-name="Arial" style:font-name-complex="Arial" style:use-window-font-color="true"/>
    </style:style>
    <style:style style:name="P24" style:parent-style-name="Normal" style:family="paragraph">
      <style:text-properties style:font-name="Arial" style:font-name-complex="Arial"/>
    </style:style>
    <style:style style:name="P25" style:parent-style-name="Normal" style:family="paragraph">
      <style:text-properties style:font-name="Arial" style:font-name-complex="Arial"/>
    </style:style>
    <style:style style:name="P26" style:parent-style-name="Normal" style:family="paragraph">
      <style:text-properties style:font-name="Arial" style:font-name-complex="Arial"/>
    </style:style>
    <style:style style:name="P27" style:parent-style-name="Normal" style:family="paragraph">
      <style:text-properties style:font-name="Arial" style:font-name-complex="Arial"/>
    </style:style>
    <style:style style:name="P28" style:parent-style-name="Titre1" style:family="paragraph">
      <style:text-properties style:font-name="Arial" style:font-name-complex="Arial" style:use-window-font-color="true"/>
    </style:style>
    <style:style style:name="P29" style:parent-style-name="Paragraphedeliste" style:family="paragraph">
      <style:text-properties style:font-name="Arial" style:font-name-complex="Arial"/>
    </style:style>
    <style:style style:name="P30" style:parent-style-name="Paragraphedeliste" style:family="paragraph">
      <style:text-properties style:font-name="Arial" style:font-name-complex="Arial"/>
    </style:style>
  </office:automatic-styles>
  <office:body>
    <office:text text:use-soft-page-breaks="true">
      <text:h text:style-name="P1" text:outline-level="1"><text:span text:style-name="T2">﻿</text:span><text:span text:style-name="T3">Séance 3 - XML, des documents numériques</text:span></text:h>
      <text:p text:style-name="P4"/>
      <text:h text:style-name="P5" text:outline-level="2">Xml est une norme pour documents numériques</text:h>
      <text:p text:style-name="P6">Questions :</text:p>
      <text:p text:style-name="Normal"><text:span text:style-name="T7"><text:s text:c="4"/>•<text:s/></text:span><text:span text:style-name="T8">&lt;!ELEMENT nom_element (fils1, fils2, …)</text:span><text:span text:style-name="T9"><text:s/>pour un élément XML</text:span></text:p>
      <text:p text:style-name="Normal"><text:span text:style-name="T10"><text:s text:c="4"/>•<text:s/></text:span><text:span text:style-name="T11">&lt;!ATTLIST nom_element nom_attribut type d’attr<text:s/></text:span><text:span text:style-name="T12">définition_attr</text:span><text:span text:style-name="T13"><text:s/>pour un attribut d’un élément HTML</text:span></text:p>
      <text:p text:style-name="Normal"><text:span text:style-name="T14"><text:s text:c="4"/>• On définit cette arborescence dans la balise<text:s/></text:span><text:span text:style-name="T15">&lt;!ELEMENT</text:span><text:span text:style-name="T16"><text:s/>, avec entre parenthèses les différentes fils de l’élément</text:span></text:p>
      <text:p text:style-name="Normal"><text:span text:style-name="T17"><text:s text:c="4"/>• Résultats avec les commande<text:s/></text:span><text:span text:style-name="T18">xmllint</text:span><text:span text:style-name="T19"><text:s/>: No error</text:span></text:p>
      <text:p text:style-name="P20"><text:s text:c="4"/>• Tous les fichiers ont été<text:s/>validés, sauf pour les bons de commandes :</text:p>
      <text:p text:style-name="P21"><text:s text:c="8"/>◦ Il s’agissait d’une erreur de vocabulaire pour l’attribut id de l’entreprise, qui était mal nommé</text:p>
      <text:h text:style-name="P22" text:outline-level="1">Séance 3 - Interlude : open data partout...</text:h>
      <text:h text:style-name="P23" text:outline-level="2">Données ouvertes, des histoires d'outils...</text:h>
      <text:p text:style-name="P24"><text:s text:c="4"/>• Les données<text:s/>de type CSV seront utilisés par des utilisateurs moins expérimentés en informatique, car son utilisation est facile, les données sont + lisibles et les outils permettant leur utilisation sont plus répandus (Microsoft Excel,<text:s/>LibreOffice<text:s/>Calc, éditeur de texte…)</text:p>
      <text:p text:style-name="P25"><text:s text:c="4"/>• Les données de type JSON et XML seront eux utilisés par des utilisateurs plus expérimentés en informatique, car la syntaxes de ces 2 types de données se rapprochent du JavaScript (objet) et de l’ HTML (balise), et les outils sont plus spécifiques (commande xmllint pour le XML, environnement de dev, ...).</text:p>
      <text:p text:style-name="P26"><text:s text:c="4"/>• L’un des intérêts de changer le format de données serait de s’adapter à leur type utilisation dans des applications, en fonction des besoins.</text:p>
      <text:p text:style-name="P27"/>
      <text:h text:style-name="P28" text:outline-level="1">D'autres questions se posent..</text:h>
      <text:list text:style-name="LFO1" text:continue-numbering="true">
        <text:list-item>
          <text:p text:style-name="P29">On utilisé un navigateur pour consulter les données rapidement, tout simplement grâce à une URL.</text:p>
        </text:list-item>
        <text:list-item>
          <text:p text:style-name="P30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bastien Klaus</meta:initial-creator>
    <dc:creator>Sebastien Klaus</dc:creator>
    <meta:creation-date>2021-11-23T19:50:00Z</meta:creation-date>
    <dc:date>2021-11-23T20:19:00Z</dc:date>
    <meta:template xlink:href="Normal.dotm" xlink:type="simple"/>
    <meta:editing-cycles>5</meta:editing-cycles>
    <meta:editing-duration>PT1620S</meta:editing-duration>
    <meta:document-statistic meta:page-count="1" meta:paragraph-count="3" meta:word-count="243" meta:character-count="1579" meta:row-count="11" meta:non-whitespace-character-count="1339"/>
  </office:meta>
</office:document-meta>
</file>